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5cm" fo:min-width="0.40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5cm" fo:min-width="0.41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5cm" fo:min-width="0.439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13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7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5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06cm" svg:height="0.3cm" svg:x="5.733cm" svg:y="0.9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13cm" svg:height="0.3cm" svg:x="8.467cm" svg:y="0.9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39cm" svg:height="0.3cm" svg:x="14.981cm" svg:y="0.995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13cm" svg:height="0.3cm" svg:x="10.395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13cm" svg:height="0.3cm" svg:x="9.442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13cm" svg:height="0.3cm" svg:x="12.22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13cm" svg:height="0.3cm" svg:x="11.268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37cm" svg:height="0.3cm" svg:x="17.839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35cm" svg:height="0.3cm" svg:x="16.863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38cm" svg:height="0.3cm" svg:x="14.09cm" svg:y="0.995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0T19:46:10.715988877</dc:date>
    <meta:editing-duration>PT1H25M10S</meta:editing-duration>
    <meta:editing-cycles>22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5.258cm" svg:y="0cm" style:legend-expansion="custom" chartooo:width="15.742cm" chartooo:height="0.863cm" style:legend-expansion-aspect-ratio="18.2410196987254" chart:style-name="ch2"/>
        <chart:plot-area chart:style-name="ch3" chart:data-source-has-labels="both" svg:x="1.145cm" svg:y="1.044cm" svg:width="19.427cm" svg:height="8.495cm">
          <chartooo:coordinate-region svg:x="1.872cm" svg:y="1.296cm" svg:width="18.7cm" svg:height="5.585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-2.45939675174016">
                <text:p>-2.45939675174016</text:p>
              </table:table-cell>
              <table:table-cell office:value-type="float" office:value="-4.28978229584494">
                <text:p>-4.28978229584494</text:p>
              </table:table-cell>
              <table:table-cell office:value-type="float" office:value="-4.83126622440149">
                <text:p>-4.83126622440149</text:p>
              </table:table-cell>
              <table:table-cell office:value-type="float" office:value="-1.75718849840254">
                <text:p>-1.75718849840254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0455087565125">
                <text:p>-2.50455087565125</text:p>
              </table:table-cell>
              <table:table-cell office:value-type="float" office:value="3.6537981677539">
                <text:p>3.6537981677539</text:p>
              </table:table-cell>
              <table:table-cell office:value-type="float" office:value="4.49897750511247">
                <text:p>4.49897750511247</text:p>
              </table:table-cell>
              <table:table-cell office:value-type="float" office:value="-0.0992193007650188">
                <text:p>-0.0992193007650188</text:p>
              </table:table-cell>
              <table:table-cell office:value-type="float" office:value="0.183572499944018">
                <text:p>0.183572499944018</text:p>
              </table:table-cell>
              <table:table-cell office:value-type="float" office:value="2.14334470989761">
                <text:p>2.14334470989761</text:p>
              </table:table-cell>
              <table:table-cell office:value-type="float" office:value="-1.74757787269506">
                <text:p>-1.74757787269506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10.7634710522797">
                <text:p>10.7634710522797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643351231074352">
                <text:p>-0.643351231074352</text:p>
              </table:table-cell>
              <table:table-cell office:value-type="float" office:value="-0.555907395679389">
                <text:p>-0.555907395679389</text:p>
              </table:table-cell>
              <table:table-cell office:value-type="float" office:value="2.4408265806261">
                <text:p>2.4408265806261</text:p>
              </table:table-cell>
              <table:table-cell office:value-type="float" office:value="NaN">
                <text:p>NaN</text:p>
              </table:table-cell>
              <table:table-cell office:value-type="float" office:value="0.62625024695413">
                <text:p>0.62625024695413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0.199535962877018">
                <text:p>0.199535962877018</text:p>
              </table:table-cell>
              <table:table-cell office:value-type="float" office:value="0.125539667472985">
                <text:p>0.125539667472985</text:p>
              </table:table-cell>
              <table:table-cell office:value-type="float" office:value="0.139409672146906">
                <text:p>0.139409672146906</text:p>
              </table:table-cell>
              <table:table-cell office:value-type="float" office:value="1.61265784268978">
                <text:p>1.61265784268978</text:p>
              </table:table-cell>
              <table:table-cell office:value-type="float" office:value="0.0514271020827906">
                <text:p>0.0514271020827906</text:p>
              </table:table-cell>
              <table:table-cell office:value-type="float" office:value="1.45628020839873">
                <text:p>1.45628020839873</text:p>
              </table:table-cell>
              <table:table-cell office:value-type="float" office:value="2.24574911774141">
                <text:p>2.24574911774141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430820648058683">
                <text:p>-0.430820648058683</text:p>
              </table:table-cell>
              <table:table-cell office:value-type="float" office:value="-0.174617743849215">
                <text:p>-0.174617743849215</text:p>
              </table:table-cell>
              <table:table-cell office:value-type="float" office:value="0.947440273037536">
                <text:p>0.947440273037536</text:p>
              </table:table-cell>
              <table:table-cell office:value-type="float" office:value="-0.924575476612133">
                <text:p>-0.924575476612133</text:p>
              </table:table-cell>
              <table:table-cell office:value-type="float" office:value="0.399830160639725">
                <text:p>0.399830160639725</text:p>
              </table:table-cell>
              <table:table-cell office:value-type="float" office:value="-0.618875709128419">
                <text:p>-0.618875709128419</text:p>
              </table:table-cell>
              <table:table-cell office:value-type="float" office:value="-0.149981252343445">
                <text:p>-0.149981252343445</text:p>
              </table:table-cell>
              <table:table-cell office:value-type="float" office:value="0.478885502829785">
                <text:p>0.478885502829785</text:p>
              </table:table-cell>
              <table:table-cell office:value-type="float" office:value="-0.0351840123847813">
                <text:p>-0.0351840123847813</text:p>
              </table:table-cell>
              <table:table-cell office:value-type="float" office:value="-0.2019654688308">
                <text:p>-0.2019654688308</text:p>
              </table:table-cell>
              <table:table-cell office:value-type="float" office:value="NaN">
                <text:p>NaN</text:p>
              </table:table-cell>
              <table:table-cell office:value-type="float" office:value="0.290451759204768">
                <text:p>0.290451759204768</text:p>
              </table:table-cell>
            </table:table-row>
            <table:table-row>
              <table:table-cell office:value-type="string">
                <text:p>SWITCH(IPC=3.5)</text:p>
              </table:table-cell>
              <table:table-cell office:value-type="float" office:value="-2.45939675174016">
                <text:p>-2.45939675174016</text:p>
              </table:table-cell>
              <table:table-cell office:value-type="float" office:value="-3.18442083346091">
                <text:p>-3.18442083346091</text:p>
              </table:table-cell>
              <table:table-cell office:value-type="float" office:value="-4.7255071627728">
                <text:p>-4.7255071627728</text:p>
              </table:table-cell>
              <table:table-cell office:value-type="float" office:value="-1.76479537501903">
                <text:p>-1.76479537501903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4849036469775">
                <text:p>-2.54849036469775</text:p>
              </table:table-cell>
              <table:table-cell office:value-type="float" office:value="3.54685773357573">
                <text:p>3.54685773357573</text:p>
              </table:table-cell>
              <table:table-cell office:value-type="float" office:value="4.48193592365371">
                <text:p>4.48193592365371</text:p>
              </table:table-cell>
              <table:table-cell office:value-type="float" office:value="-0.44387581921197">
                <text:p>-0.44387581921197</text:p>
              </table:table-cell>
              <table:table-cell office:value-type="float" office:value="-0.167901676778093">
                <text:p>-0.167901676778093</text:p>
              </table:table-cell>
              <table:table-cell office:value-type="float" office:value="1.02116040955632">
                <text:p>1.02116040955632</text:p>
              </table:table-cell>
              <table:table-cell office:value-type="float" office:value="-1.4871340764663">
                <text:p>-1.4871340764663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-0.595954386568098">
                <text:p>-0.595954386568098</text:p>
              </table:table-cell>
              <table:table-cell office:value-type="float" office:value="4.78377702787153">
                <text:p>4.78377702787153</text:p>
              </table:table-cell>
              <table:table-cell office:value-type="float" office:value="-0.580467276157304">
                <text:p>-0.580467276157304</text:p>
              </table:table-cell>
              <table:table-cell office:value-type="float" office:value="-0.028147209907825">
                <text:p>-0.028147209907825</text:p>
              </table:table-cell>
              <table:table-cell office:value-type="float" office:value="0.408856924706302">
                <text:p>0.408856924706302</text:p>
              </table:table-cell>
              <table:table-cell office:value-type="float" office:value="NaN">
                <text:p>NaN</text:p>
              </table:table-cell>
              <table:table-cell office:value-type="float" office:value="-0.174587752705735">
                <text:p>-0.174587752705735</text:p>
              </table:table-cell>
            </table:table-row>
            <table:table-row>
              <table:table-cell office:value-type="string">
                <text:p>SWITCH(ISR=10)</text:p>
              </table:table-cell>
              <table:table-cell office:value-type="float" office:value="-2.44083526682137">
                <text:p>-2.44083526682137</text:p>
              </table:table-cell>
              <table:table-cell office:value-type="float" office:value="-0.251079334945947">
                <text:p>-0.251079334945947</text:p>
              </table:table-cell>
              <table:table-cell office:value-type="float" office:value="-4.7399288529949">
                <text:p>-4.7399288529949</text:p>
              </table:table-cell>
              <table:table-cell office:value-type="float" office:value="-1.74197474516962">
                <text:p>-1.74197474516962</text:p>
              </table:table-cell>
              <table:table-cell office:value-type="float" office:value="0.694265878117761">
                <text:p>0.694265878117761</text:p>
              </table:table-cell>
              <table:table-cell office:value-type="float" office:value="-2.4731655263323">
                <text:p>-2.4731655263323</text:p>
              </table:table-cell>
              <table:table-cell office:value-type="float" office:value="3.4363526182583">
                <text:p>3.4363526182583</text:p>
              </table:table-cell>
              <table:table-cell office:value-type="float" office:value="4.43081117927743">
                <text:p>4.43081117927743</text:p>
              </table:table-cell>
              <table:table-cell office:value-type="float" office:value="-0.44387581921197">
                <text:p>-0.44387581921197</text:p>
              </table:table-cell>
              <table:table-cell office:value-type="float" office:value="-0.1723790548255">
                <text:p>-0.1723790548255</text:p>
              </table:table-cell>
              <table:table-cell office:value-type="float" office:value="0.969283276450517">
                <text:p>0.969283276450517</text:p>
              </table:table-cell>
              <table:table-cell office:value-type="float" office:value="-1.80227106990312">
                <text:p>-1.80227106990312</text:p>
              </table:table-cell>
              <table:table-cell office:value-type="float" office:value="0.0495364800792486">
                <text:p>0.0495364800792486</text:p>
              </table:table-cell>
              <table:table-cell office:value-type="float" office:value="-0.594044276354744">
                <text:p>-0.594044276354744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561118366952074">
                <text:p>-0.561118366952074</text:p>
              </table:table-cell>
              <table:table-cell office:value-type="float" office:value="-0.028147209907825">
                <text:p>-0.028147209907825</text:p>
              </table:table-cell>
              <table:table-cell office:value-type="float" office:value="0.837417797591211">
                <text:p>0.837417797591211</text:p>
              </table:table-cell>
              <table:table-cell office:value-type="float" office:value="NaN">
                <text:p>NaN</text:p>
              </table:table-cell>
              <table:table-cell office:value-type="float" office:value="0.0471221010362233">
                <text:p>0.0471221010362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